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好意">
            <text:p>好意</text:p>
          </table:table-cell>
          <table:table-cell office:value-type="string" office:value="こうい">
            <text:p>こうい</text:p>
          </table:table-cell>
          <table:table-cell office:value-type="string" office:value="good feeling, affection">
            <text:p>good feeling, affe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彼女に好意をもっています。">
            <text:p>彼は彼女に好意をもっています。</text:p>
          </table:table-cell>
          <table:table-cell office:value-type="string" office:value="かれ は かのじょ に こうい を もって います。">
            <text:p>かれ は かのじょ に こうい を もって います。</text:p>
          </table:table-cell>
          <table:table-cell office:value-type="string" office:value="He has feelings for her.">
            <text:p>He has feelings for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理">
            <text:p>生理</text:p>
          </table:table-cell>
          <table:table-cell office:value-type="string" office:value="せいり">
            <text:p>せいり</text:p>
          </table:table-cell>
          <table:table-cell office:value-type="string" office:value="period, menstruation">
            <text:p>period, menstr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、生理が始まったの。">
            <text:p>昨日、生理が始まったの。</text:p>
          </table:table-cell>
          <table:table-cell office:value-type="string" office:value="きのう、せいり が はじまった の。">
            <text:p>きのう、せいり が はじまった の。</text:p>
          </table:table-cell>
          <table:table-cell office:value-type="string" office:value="My period started yesterday.">
            <text:p>My period started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漏れる">
            <text:p>漏れる</text:p>
          </table:table-cell>
          <table:table-cell office:value-type="string" office:value="もれる">
            <text:p>もれる</text:p>
          </table:table-cell>
          <table:table-cell office:value-type="string" office:value="leak, be disclosed">
            <text:p>leak, be disclos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ヘッドフォンから音が漏れているね。">
            <text:p>彼のヘッドフォンから音が漏れているね。</text:p>
          </table:table-cell>
          <table:table-cell office:value-type="string" office:value="かれ の ヘッドフォン から おと が もれて いる ね。">
            <text:p>かれ の ヘッドフォン から おと が もれて いる ね。</text:p>
          </table:table-cell>
          <table:table-cell office:value-type="string" office:value="Sound is leaking from his headphones.">
            <text:p>Sound is leaking from his headpho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未知">
            <text:p>未知</text:p>
          </table:table-cell>
          <table:table-cell office:value-type="string" office:value="みち">
            <text:p>みち</text:p>
          </table:table-cell>
          <table:table-cell office:value-type="string" office:value="unknown, strange">
            <text:p>unknown, stran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からは未知の領域です。">
            <text:p>ここからは未知の領域です。</text:p>
          </table:table-cell>
          <table:table-cell office:value-type="string" office:value="ここ から は みち の りょういき です。">
            <text:p>ここ から は みち の りょういき です。</text:p>
          </table:table-cell>
          <table:table-cell office:value-type="string" office:value="From here on is an unknown territory.">
            <text:p>From here on is an unknown terri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打ち込む">
            <text:p>打ち込む</text:p>
          </table:table-cell>
          <table:table-cell office:value-type="string" office:value="うちこむ">
            <text:p>うちこむ</text:p>
          </table:table-cell>
          <table:table-cell office:value-type="string" office:value="devote oneself, dedicate oneself to">
            <text:p>devote oneself, dedicate oneself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研究に打ち込んでいます。">
            <text:p>彼は研究に打ち込んでいます。</text:p>
          </table:table-cell>
          <table:table-cell office:value-type="string" office:value="かれ は けんきゅう に うちこんで います。">
            <text:p>かれ は けんきゅう に うちこんで います。</text:p>
          </table:table-cell>
          <table:table-cell office:value-type="string" office:value="He's dedicated to his research.">
            <text:p>He's dedicated to his resear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惜しむ">
            <text:p>惜しむ</text:p>
          </table:table-cell>
          <table:table-cell office:value-type="string" office:value="おしむ">
            <text:p>おしむ</text:p>
          </table:table-cell>
          <table:table-cell office:value-type="string" office:value="regret, feel sorry about">
            <text:p>regret, feel sorry ab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たちはみな彼の死を惜しんだの。">
            <text:p>私たちはみな彼の死を惜しんだの。</text:p>
          </table:table-cell>
          <table:table-cell office:value-type="string" office:value="わたし たち は みな かれ の し を おしんだ の。">
            <text:p>わたし たち は みな かれ の し を おしんだ の。</text:p>
          </table:table-cell>
          <table:table-cell office:value-type="string" office:value="We all regretted his death.">
            <text:p>We all regretted his d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富む">
            <text:p>富む</text:p>
          </table:table-cell>
          <table:table-cell office:value-type="string" office:value="とむ">
            <text:p>とむ</text:p>
          </table:table-cell>
          <table:table-cell office:value-type="string" office:value="be full of, abound in">
            <text:p>be full of, abound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人生は変化に富んでいるな。">
            <text:p>彼の人生は変化に富んでいるな。</text:p>
          </table:table-cell>
          <table:table-cell office:value-type="string" office:value="かれ の じんせい は へんか に とんで いる な。">
            <text:p>かれ の じんせい は へんか に とんで いる な。</text:p>
          </table:table-cell>
          <table:table-cell office:value-type="string" office:value="His life is full of changes.">
            <text:p>His life is full of chang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嘆く">
            <text:p>嘆く</text:p>
          </table:table-cell>
          <table:table-cell office:value-type="string" office:value="なげく">
            <text:p>なげく</text:p>
          </table:table-cell>
          <table:table-cell office:value-type="string" office:value="grieve, mourn">
            <text:p>grieve, mour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嘆いていても何も変わりません。">
            <text:p>嘆いていても何も変わりません。</text:p>
          </table:table-cell>
          <table:table-cell office:value-type="string" office:value="なげいて いて も なに も かわりません。">
            <text:p>なげいて いて も なに も かわりません。</text:p>
          </table:table-cell>
          <table:table-cell office:value-type="string" office:value="Grieving won't change anything.">
            <text:p>Grieving won't change any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外貨">
            <text:p>外貨</text:p>
          </table:table-cell>
          <table:table-cell office:value-type="string" office:value="がいか">
            <text:p>がいか</text:p>
          </table:table-cell>
          <table:table-cell office:value-type="string" office:value="foreign currency">
            <text:p>foreign curren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外貨を両替しました。">
            <text:p>外貨を両替しました。</text:p>
          </table:table-cell>
          <table:table-cell office:value-type="string" office:value="がいか を りょうがえ しました。">
            <text:p>がいか を りょうがえ しました。</text:p>
          </table:table-cell>
          <table:table-cell office:value-type="string" office:value="I exchanged some foreign currency.">
            <text:p>I exchanged some foreign curren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突く">
            <text:p>突く</text:p>
          </table:table-cell>
          <table:table-cell office:value-type="string" office:value="つく">
            <text:p>つく</text:p>
          </table:table-cell>
          <table:table-cell office:value-type="string" office:value="thrust, poke">
            <text:p>thrust, po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鹿は角で相手を突いた。">
            <text:p>その鹿は角で相手を突いた。</text:p>
          </table:table-cell>
          <table:table-cell office:value-type="string" office:value="その しか は つの で あいて を ついた。">
            <text:p>その しか は つの で あいて を ついた。</text:p>
          </table:table-cell>
          <table:table-cell office:value-type="string" office:value="The deer poked its enemy with its horn.">
            <text:p>The deer poked its enemy with its horn.</text:p>
          </table:table-cell>
          <table:table-cell office:value-type="string" office:value="それは針で突くような痛みでした。">
            <text:p>それは針で突くような痛みでした。</text:p>
          </table:table-cell>
          <table:table-cell office:value-type="string" office:value="それ は はり で つく ような いたみ でした。">
            <text:p>それ は はり で つく ような いたみ でした。</text:p>
          </table:table-cell>
          <table:table-cell office:value-type="string" office:value="It was a stinging pain (like being poked with a needle).">
            <text:p>It was a stinging pain (like being poked with a needle).</text:p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親しむ">
            <text:p>親しむ</text:p>
          </table:table-cell>
          <table:table-cell office:value-type="string" office:value="したしむ">
            <text:p>したしむ</text:p>
          </table:table-cell>
          <table:table-cell office:value-type="string" office:value="get close to, get familiar with">
            <text:p>get close to, get familiar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ハイキングは自然に親しむ良い機会ですよ。">
            <text:p>ハイキングは自然に親しむ良い機会ですよ。</text:p>
          </table:table-cell>
          <table:table-cell office:value-type="string" office:value="ハイキング は しぜん に したしむ いい きかい です よ。">
            <text:p>ハイキング は しぜん に したしむ いい きかい です よ。</text:p>
          </table:table-cell>
          <table:table-cell office:value-type="string" office:value="Hiking is a good chance to get close to nature.">
            <text:p>Hiking is a good chance to get close to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物体">
            <text:p>物体</text:p>
          </table:table-cell>
          <table:table-cell office:value-type="string" office:value="ぶったい">
            <text:p>ぶったい</text:p>
          </table:table-cell>
          <table:table-cell office:value-type="string" office:value="object, physical body">
            <text:p>object, physical b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謎の物体が空を飛んでいます。">
            <text:p>謎の物体が空を飛んでいます。</text:p>
          </table:table-cell>
          <table:table-cell office:value-type="string" office:value="なぞ の ぶったい が そら を とんで います。">
            <text:p>なぞ の ぶったい が そら を とんで います。</text:p>
          </table:table-cell>
          <table:table-cell office:value-type="string" office:value="A mysterious object is flying in the sky.">
            <text:p>A mysterious object is flying in the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">
            <text:p>24</text:p>
          </table:table-cell>
          <table:table-cell office:value-type="string" office:value="25">
            <text:p>2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同">
            <text:p>一同</text:p>
          </table:table-cell>
          <table:table-cell office:value-type="string" office:value="いちどう">
            <text:p>いちどう</text:p>
          </table:table-cell>
          <table:table-cell office:value-type="string" office:value="everybody, all (formal)">
            <text:p>everybody, all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同顔を見合わせました。">
            <text:p>一同顔を見合わせました。</text:p>
          </table:table-cell>
          <table:table-cell office:value-type="string" office:value="いちどう かお を みあわせました。">
            <text:p>いちどう かお を みあわせました。</text:p>
          </table:table-cell>
          <table:table-cell office:value-type="string" office:value="We all looked at each other.">
            <text:p>We all looked at each 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創立">
            <text:p>創立</text:p>
          </table:table-cell>
          <table:table-cell office:value-type="string" office:value="そうりつ">
            <text:p>そうりつ</text:p>
          </table:table-cell>
          <table:table-cell office:value-type="string" office:value="foundation (of a school, company, etc.)">
            <text:p>foundation (of a school, company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学校は1962年に創立されました。">
            <text:p>この学校は1962年に創立されました。</text:p>
          </table:table-cell>
          <table:table-cell office:value-type="string" office:value="この がっこう は 1962 ねん に そうりつ されました。">
            <text:p>この がっこう は 1962 ねん に そうりつ されました。</text:p>
          </table:table-cell>
          <table:table-cell office:value-type="string" office:value="This school was founded in 1962.">
            <text:p>This school was founded in 1962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利子">
            <text:p>利子</text:p>
          </table:table-cell>
          <table:table-cell office:value-type="string" office:value="りし">
            <text:p>りし</text:p>
          </table:table-cell>
          <table:table-cell office:value-type="string" office:value="interest (to be paid)">
            <text:p>interest (to be pai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借金に利子をつけて返したの。">
            <text:p>借金に利子をつけて返したの。</text:p>
          </table:table-cell>
          <table:table-cell office:value-type="string" office:value="しゃっきん に りし を つけて かえした の。">
            <text:p>しゃっきん に りし を つけて かえした の。</text:p>
          </table:table-cell>
          <table:table-cell office:value-type="string" office:value="I paid off the debt with its interest.">
            <text:p>I paid off the debt with its inte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">
            <text:p>30</text:p>
          </table:table-cell>
          <table:table-cell office:value-type="string" office:value="31">
            <text:p>3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外観">
            <text:p>外観</text:p>
          </table:table-cell>
          <table:table-cell office:value-type="string" office:value="がいかん">
            <text:p>がいかん</text:p>
          </table:table-cell>
          <table:table-cell office:value-type="string" office:value="external appearance, exterior">
            <text:p>external appearance, exter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モダンな外観の建物が大使館です。">
            <text:p>そのモダンな外観の建物が大使館です。</text:p>
          </table:table-cell>
          <table:table-cell office:value-type="string" office:value="その モダンな がいかん の たてもの が たいし かん です。">
            <text:p>その モダンな がいかん の たてもの が たいし かん です。</text:p>
          </table:table-cell>
          <table:table-cell office:value-type="string" office:value="The building with the modern exterior is the embassy.">
            <text:p>The building with the modern exterior is the embas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誠に">
            <text:p>誠に</text:p>
          </table:table-cell>
          <table:table-cell office:value-type="string" office:value="まことに">
            <text:p>まことに</text:p>
          </table:table-cell>
          <table:table-cell office:value-type="string" office:value="truly, very">
            <text:p>truly, ver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誠にありがとうございます。">
            <text:p>誠にありがとうございます。</text:p>
          </table:table-cell>
          <table:table-cell office:value-type="string" office:value="まことに ありがとう ございます。">
            <text:p>まことに ありがとう ございます。</text:p>
          </table:table-cell>
          <table:table-cell office:value-type="string" office:value="Thank you very much.">
            <text:p>Thank you very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有益">
            <text:p>有益</text:p>
          </table:table-cell>
          <table:table-cell office:value-type="string" office:value="ゆうえき">
            <text:p>ゆうえき</text:p>
          </table:table-cell>
          <table:table-cell office:value-type="string" office:value="beneficial, fruitful">
            <text:p>beneficial, fruit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昨日の話し合いは有益でした。">
            <text:p>昨日の話し合いは有益でした。</text:p>
          </table:table-cell>
          <table:table-cell office:value-type="string" office:value="きのう の はなしあい は ゆうえき でした。">
            <text:p>きのう の はなしあい は ゆうえき でした。</text:p>
          </table:table-cell>
          <table:table-cell office:value-type="string" office:value="We had a fruitful discussion yesterday.">
            <text:p>We had a fruitful discussion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6">
            <text:p>36</text:p>
          </table:table-cell>
          <table:table-cell office:value-type="string" office:value="37">
            <text:p>3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解ける">
            <text:p>解ける</text:p>
          </table:table-cell>
          <table:table-cell office:value-type="string" office:value="とける">
            <text:p>とける</text:p>
          </table:table-cell>
          <table:table-cell office:value-type="string" office:value="be solved, be resolved">
            <text:p>be solved, be resolv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やっと難しい問題が解けました。">
            <text:p>やっと難しい問題が解けました。</text:p>
          </table:table-cell>
          <table:table-cell office:value-type="string" office:value="やっと むずかしい もんだい が とけました。">
            <text:p>やっと むずかしい もんだい が とけました。</text:p>
          </table:table-cell>
          <table:table-cell office:value-type="string" office:value="We were finally able to solve the difficult problem.">
            <text:p>We were finally able to solve the difficult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国交">
            <text:p>国交</text:p>
          </table:table-cell>
          <table:table-cell office:value-type="string" office:value="こっこう">
            <text:p>こっこう</text:p>
          </table:table-cell>
          <table:table-cell office:value-type="string" office:value="diplomatic relations">
            <text:p>diplomatic rela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国とは国交がない。">
            <text:p>あの国とは国交がない。</text:p>
          </table:table-cell>
          <table:table-cell office:value-type="string" office:value="あの くに と は こっこう が ない。">
            <text:p>あの くに と は こっこう が ない。</text:p>
          </table:table-cell>
          <table:table-cell office:value-type="string" office:value="We don't have any diplomatic relations with that country.">
            <text:p>We don't have any diplomatic relations with that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両立">
            <text:p>両立</text:p>
          </table:table-cell>
          <table:table-cell office:value-type="string" office:value="りょうりつ">
            <text:p>りょうりつ</text:p>
          </table:table-cell>
          <table:table-cell office:value-type="string" office:value="managing two things, juggle">
            <text:p>managing two things, juggl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勉強と仕事の両立は難しいよ。">
            <text:p>勉強と仕事の両立は難しいよ。</text:p>
          </table:table-cell>
          <table:table-cell office:value-type="string" office:value="べんきょう と しごと の りょうりつ は むずかしい よ。">
            <text:p>べんきょう と しごと の りょうりつ は むずかしい よ。</text:p>
          </table:table-cell>
          <table:table-cell office:value-type="string" office:value="It's difficult to juggle study and work.">
            <text:p>It's difficult to juggle study and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2">
            <text:p>42</text:p>
          </table:table-cell>
          <table:table-cell office:value-type="string" office:value="43">
            <text:p>4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高原">
            <text:p>高原</text:p>
          </table:table-cell>
          <table:table-cell office:value-type="string" office:value="こうげん">
            <text:p>こうげん</text:p>
          </table:table-cell>
          <table:table-cell office:value-type="string" office:value="plateau, highland">
            <text:p>plateau, high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高原には気持ちのいい風が吹いていたよ。">
            <text:p>高原には気持ちのいい風が吹いていたよ。</text:p>
          </table:table-cell>
          <table:table-cell office:value-type="string" office:value="こうげん に は きもち の いい かぜ が ふいて いた よ。">
            <text:p>こうげん に は きもち の いい かぜ が ふいて いた よ。</text:p>
          </table:table-cell>
          <table:table-cell office:value-type="string" office:value="A pleasant breeze was blowing across the plateau.">
            <text:p>A pleasant breeze was blowing across the platea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駆ける">
            <text:p>駆ける</text:p>
          </table:table-cell>
          <table:table-cell office:value-type="string" office:value="かける">
            <text:p>かける</text:p>
          </table:table-cell>
          <table:table-cell office:value-type="string" office:value="run quickly">
            <text:p>run quickl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たちは広場に駆けていったわよ。">
            <text:p>子供たちは広場に駆けていったわよ。</text:p>
          </table:table-cell>
          <table:table-cell office:value-type="string" office:value="こども たち は ひろば に かけて いった わ よ。">
            <text:p>こども たち は ひろば に かけて いった わ よ。</text:p>
          </table:table-cell>
          <table:table-cell office:value-type="string" office:value="The children rushed into the square.">
            <text:p>The children rushed into the squ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近郊">
            <text:p>近郊</text:p>
          </table:table-cell>
          <table:table-cell office:value-type="string" office:value="きんこう">
            <text:p>きんこう</text:p>
          </table:table-cell>
          <table:table-cell office:value-type="string" office:value="area near a city">
            <text:p>area near a 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東京近郊に住んでいる。">
            <text:p>彼らは東京近郊に住んでいる。</text:p>
          </table:table-cell>
          <table:table-cell office:value-type="string" office:value="かれら は とうきょう きんこう に すんで いる。">
            <text:p>かれら は とうきょう きんこう に すんで いる。</text:p>
          </table:table-cell>
          <table:table-cell office:value-type="string" office:value="They live in an area near Tokyo.">
            <text:p>They live in an area near Toky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8">
            <text:p>48</text:p>
          </table:table-cell>
          <table:table-cell office:value-type="string" office:value="49">
            <text:p>4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到底">
            <text:p>到底</text:p>
          </table:table-cell>
          <table:table-cell office:value-type="string" office:value="とうてい">
            <text:p>とうてい</text:p>
          </table:table-cell>
          <table:table-cell office:value-type="string" office:value="(not) possibly, utterly">
            <text:p>(not) possibly, utter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夜中に東京に着くのは到底無理でしょう。">
            <text:p>今夜中に東京に着くのは到底無理でしょう。</text:p>
          </table:table-cell>
          <table:table-cell office:value-type="string" office:value="こんや じゅう に とうきょう に つく の は とうてい むり でしょう。">
            <text:p>こんや じゅう に とうきょう に つく の は とうてい むり でしょう。</text:p>
          </table:table-cell>
          <table:table-cell office:value-type="string" office:value="We can't possibly arrive in Tokyo tonight.">
            <text:p>We can't possibly arrive in Tokyo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仕上げ">
            <text:p>仕上げ</text:p>
          </table:table-cell>
          <table:table-cell office:value-type="string" office:value="しあげ">
            <text:p>しあげ</text:p>
          </table:table-cell>
          <table:table-cell office:value-type="string" office:value="finishing touch">
            <text:p>finishing tou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論文の仕上げに入ったの。">
            <text:p>彼は論文の仕上げに入ったの。</text:p>
          </table:table-cell>
          <table:table-cell office:value-type="string" office:value="かれ は ろんぶん の しあげ に はいった の。">
            <text:p>かれ は ろんぶん の しあげ に はいった の。</text:p>
          </table:table-cell>
          <table:table-cell office:value-type="string" office:value="He's finishing up his thesis.">
            <text:p>He's finishing up his the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進路">
            <text:p>進路</text:p>
          </table:table-cell>
          <table:table-cell office:value-type="string" office:value="しんろ">
            <text:p>しんろ</text:p>
          </table:table-cell>
          <table:table-cell office:value-type="string" office:value="route, path">
            <text:p>route, pa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卒業後の進路を迷っています。">
            <text:p>卒業後の進路を迷っています。</text:p>
          </table:table-cell>
          <table:table-cell office:value-type="string" office:value="そつぎょう ご の しんろ を まよって います。">
            <text:p>そつぎょう ご の しんろ を まよって います。</text:p>
          </table:table-cell>
          <table:table-cell office:value-type="string" office:value="I'm having a hard time deciding what path I'll take after graduation.">
            <text:p>I'm having a hard time deciding what path I'll take after gradu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4">
            <text:p>54</text:p>
          </table:table-cell>
          <table:table-cell office:value-type="string" office:value="55">
            <text:p>5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結晶">
            <text:p>結晶</text:p>
          </table:table-cell>
          <table:table-cell office:value-type="string" office:value="けっしょう">
            <text:p>けっしょう</text:p>
          </table:table-cell>
          <table:table-cell office:value-type="string" office:value="crystal">
            <text:p>cryst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雪の結晶にはいろいろな形があります。">
            <text:p>雪の結晶にはいろいろな形があります。</text:p>
          </table:table-cell>
          <table:table-cell office:value-type="string" office:value="ゆき の けっしょう に は いろいろな かたち が あります。">
            <text:p>ゆき の けっしょう に は いろいろな かたち が あります。</text:p>
          </table:table-cell>
          <table:table-cell office:value-type="string" office:value="Snow crystals come in a variety of shapes.">
            <text:p>Snow crystals come in a variety of shap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文化財">
            <text:p>文化財</text:p>
          </table:table-cell>
          <table:table-cell office:value-type="string" office:value="ぶんかざい">
            <text:p>ぶんかざい</text:p>
          </table:table-cell>
          <table:table-cell office:value-type="string" office:value="cultural heritage">
            <text:p>cultural herit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建物は国の文化財です。">
            <text:p>この建物は国の文化財です。</text:p>
          </table:table-cell>
          <table:table-cell office:value-type="string" office:value="この たてもの は くに の ぶんかざい です。">
            <text:p>この たてもの は くに の ぶんかざい です。</text:p>
          </table:table-cell>
          <table:table-cell office:value-type="string" office:value="This building is a national cultural heritage.">
            <text:p>This building is a national cultural herit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対比">
            <text:p>対比</text:p>
          </table:table-cell>
          <table:table-cell office:value-type="string" office:value="たいひ">
            <text:p>たいひ</text:p>
          </table:table-cell>
          <table:table-cell office:value-type="string" office:value="contrast, comparison">
            <text:p>contrast, comparis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絵は赤と黒の対比が美しいですね。">
            <text:p>この絵は赤と黒の対比が美しいですね。</text:p>
          </table:table-cell>
          <table:table-cell office:value-type="string" office:value="この え は あか と くろ の たいひ が うつくしい です ね。">
            <text:p>この え は あか と くろ の たいひ が うつくしい です ね。</text:p>
          </table:table-cell>
          <table:table-cell office:value-type="string" office:value="The red and black contrast in this picture is beautiful.">
            <text:p>The red and black contrast in this picture is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0">
            <text:p>60</text:p>
          </table:table-cell>
          <table:table-cell office:value-type="string" office:value="61">
            <text:p>6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勤労">
            <text:p>勤労</text:p>
          </table:table-cell>
          <table:table-cell office:value-type="string" office:value="きんろう">
            <text:p>きんろう</text:p>
          </table:table-cell>
          <table:table-cell office:value-type="string" office:value="labor, serve">
            <text:p>labor, ser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父は長い勤労生活を送ったんです。">
            <text:p>父は長い勤労生活を送ったんです。</text:p>
          </table:table-cell>
          <table:table-cell office:value-type="string" office:value="ちち は ながい きんろう せいかつ を おくった ん です。">
            <text:p>ちち は ながい きんろう せいかつ を おくった ん です。</text:p>
          </table:table-cell>
          <table:table-cell office:value-type="string" office:value="My father served for a company for a long time.">
            <text:p>My father served for a company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対等">
            <text:p>対等</text:p>
          </table:table-cell>
          <table:table-cell office:value-type="string" office:value="たいとう">
            <text:p>たいとう</text:p>
          </table:table-cell>
          <table:table-cell office:value-type="string" office:value="equal">
            <text:p>equ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子供は大人と対等に話していたよ。">
            <text:p>その子供は大人と対等に話していたよ。</text:p>
          </table:table-cell>
          <table:table-cell office:value-type="string" office:value="その こども は おとな と たいとう に はなして いた よ。">
            <text:p>その こども は おとな と たいとう に はなして いた よ。</text:p>
          </table:table-cell>
          <table:table-cell office:value-type="string" office:value="That kid was talking with adults as equals.">
            <text:p>That kid was talking with adults as equ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紳士">
            <text:p>紳士</text:p>
          </table:table-cell>
          <table:table-cell office:value-type="string" office:value="しんし">
            <text:p>しんし</text:p>
          </table:table-cell>
          <table:table-cell office:value-type="string" office:value="gentleman">
            <text:p>gentle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身なりのいい紳士が話しかけてきたの。">
            <text:p>身なりのいい紳士が話しかけてきたの。</text:p>
          </table:table-cell>
          <table:table-cell office:value-type="string" office:value="みなり の いい しんし が はなしかけて きた の。">
            <text:p>みなり の いい しんし が はなしかけて きた の。</text:p>
          </table:table-cell>
          <table:table-cell office:value-type="string" office:value="A well-dressed gentleman spoke to me.">
            <text:p>A well-dressed gentleman spoke to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6">
            <text:p>66</text:p>
          </table:table-cell>
          <table:table-cell office:value-type="string" office:value="67">
            <text:p>6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暦">
            <text:p>暦</text:p>
          </table:table-cell>
          <table:table-cell office:value-type="string" office:value="こよみ">
            <text:p>こよみ</text:p>
          </table:table-cell>
          <table:table-cell office:value-type="string" office:value="calendar, almanac">
            <text:p>calendar, almana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暦の上では今日から冬ですね。">
            <text:p>暦の上では今日から冬ですね。</text:p>
          </table:table-cell>
          <table:table-cell office:value-type="string" office:value="こよみ の うえ で は きょう から ふゆ です ね。">
            <text:p>こよみ の うえ で は きょう から ふゆ です ね。</text:p>
          </table:table-cell>
          <table:table-cell office:value-type="string" office:value="Winter starts today according to the almanac.">
            <text:p>Winter starts today according to the almana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救い">
            <text:p>救い</text:p>
          </table:table-cell>
          <table:table-cell office:value-type="string" office:value="すくい">
            <text:p>すくい</text:p>
          </table:table-cell>
          <table:table-cell office:value-type="string" office:value="relief, salvation">
            <text:p>relief, salv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娘の存在が私の救いでした。">
            <text:p>娘の存在が私の救いでした。</text:p>
          </table:table-cell>
          <table:table-cell office:value-type="string" office:value="むすめ の そんざい が わたし の すくい でした。">
            <text:p>むすめ の そんざい が わたし の すくい でした。</text:p>
          </table:table-cell>
          <table:table-cell office:value-type="string" office:value="The presence of my daughter was my relief.">
            <text:p>The presence of my daughter was my relie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溝">
            <text:p>溝</text:p>
          </table:table-cell>
          <table:table-cell office:value-type="string" office:value="みぞ">
            <text:p>みぞ</text:p>
          </table:table-cell>
          <table:table-cell office:value-type="string" office:value="ditch, groove">
            <text:p>ditch, groo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が溝にはまったの。">
            <text:p>車が溝にはまったの。</text:p>
          </table:table-cell>
          <table:table-cell office:value-type="string" office:value="くるま が みぞ に はまった の。">
            <text:p>くるま が みぞ に はまった の。</text:p>
          </table:table-cell>
          <table:table-cell office:value-type="string" office:value="My car got stuck in a ditch.">
            <text:p>My car got stuck in a dit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2">
            <text:p>72</text:p>
          </table:table-cell>
          <table:table-cell office:value-type="string" office:value="73">
            <text:p>7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態勢">
            <text:p>態勢</text:p>
          </table:table-cell>
          <table:table-cell office:value-type="string" office:value="たいせい">
            <text:p>たいせい</text:p>
          </table:table-cell>
          <table:table-cell office:value-type="string" office:value="readiness, preparedness">
            <text:p>readiness, prepare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作業を始める態勢は整っています。">
            <text:p>作業を始める態勢は整っています。</text:p>
          </table:table-cell>
          <table:table-cell office:value-type="string" office:value="さぎょう を はじめる たいせい は ととのって います。">
            <text:p>さぎょう を はじめる たいせい は ととのって います。</text:p>
          </table:table-cell>
          <table:table-cell office:value-type="string" office:value="We're ready to start working.">
            <text:p>We're ready to start wor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待遇">
            <text:p>待遇</text:p>
          </table:table-cell>
          <table:table-cell office:value-type="string" office:value="たいぐう">
            <text:p>たいぐう</text:p>
          </table:table-cell>
          <table:table-cell office:value-type="string" office:value="treatment (in the workplace etc.)">
            <text:p>treatment (in the workplace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社員たちは待遇の改善を要求している。">
            <text:p>社員たちは待遇の改善を要求している。</text:p>
          </table:table-cell>
          <table:table-cell office:value-type="string" office:value="しゃいん たち は たいぐう の かいぜん を ようきゅう して いる。">
            <text:p>しゃいん たち は たいぐう の かいぜん を ようきゅう して いる。</text:p>
          </table:table-cell>
          <table:table-cell office:value-type="string" office:value="The employees are asking for better working conditions.">
            <text:p>The employees are asking for better working cond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沿岸">
            <text:p>沿岸</text:p>
          </table:table-cell>
          <table:table-cell office:value-type="string" office:value="えんがん">
            <text:p>えんがん</text:p>
          </table:table-cell>
          <table:table-cell office:value-type="string" office:value="coast, shore">
            <text:p>coast, sh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沿岸の波が荒いでしょう。">
            <text:p>今日は沿岸の波が荒いでしょう。</text:p>
          </table:table-cell>
          <table:table-cell office:value-type="string" office:value="きょう は えんがん の なみ が あらい でしょう。">
            <text:p>きょう は えんがん の なみ が あらい でしょう。</text:p>
          </table:table-cell>
          <table:table-cell office:value-type="string" office:value="Waves on the coast will be rough today.">
            <text:p>Waves on the coast will be rough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8">
            <text:p>78</text:p>
          </table:table-cell>
          <table:table-cell office:value-type="string" office:value="79">
            <text:p>7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柄">
            <text:p>人柄</text:p>
          </table:table-cell>
          <table:table-cell office:value-type="string" office:value="ひとがら">
            <text:p>ひとがら</text:p>
          </table:table-cell>
          <table:table-cell office:value-type="string" office:value="character, personality (usually positive)">
            <text:p>character, personality (usually positiv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みんな彼の温かい人柄が大好きだよ。">
            <text:p>みんな彼の温かい人柄が大好きだよ。</text:p>
          </table:table-cell>
          <table:table-cell office:value-type="string" office:value="みんな かれ の あたたかい ひとがら が だいすき だ よ。">
            <text:p>みんな かれ の あたたかい ひとがら が だいすき だ よ。</text:p>
          </table:table-cell>
          <table:table-cell office:value-type="string" office:value="Everyone loves his warm personality.">
            <text:p>Everyone loves his warm person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期日">
            <text:p>期日</text:p>
          </table:table-cell>
          <table:table-cell office:value-type="string" office:value="きじつ">
            <text:p>きじつ</text:p>
          </table:table-cell>
          <table:table-cell office:value-type="string" office:value="due date">
            <text:p>due d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代金を期日までにお支払いください。">
            <text:p>代金を期日までにお支払いください。</text:p>
          </table:table-cell>
          <table:table-cell office:value-type="string" office:value="だいきん を きじつ まで に おしはらい ください。">
            <text:p>だいきん を きじつ まで に おしはらい ください。</text:p>
          </table:table-cell>
          <table:table-cell office:value-type="string" office:value="Please pay the fee by the due date.">
            <text:p>Please pay the fee by the due d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密か">
            <text:p>密か</text:p>
          </table:table-cell>
          <table:table-cell office:value-type="string" office:value="ひそか">
            <text:p>ひそか</text:p>
          </table:table-cell>
          <table:table-cell office:value-type="string" office:value="secret, private">
            <text:p>secret, priv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の誕生日パーティーを密かに計画しています。">
            <text:p>彼女の誕生日パーティーを密かに計画しています。</text:p>
          </table:table-cell>
          <table:table-cell office:value-type="string" office:value="かのじょ の たんじょう び パーティー を ひそか に けいかく して います。">
            <text:p>かのじょ の たんじょう び パーティー を ひそか に けいかく して います。</text:p>
          </table:table-cell>
          <table:table-cell office:value-type="string" office:value="We're secretly planning a birthday party for her.">
            <text:p>We're secretly planning a birthday party for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4">
            <text:p>84</text:p>
          </table:table-cell>
          <table:table-cell office:value-type="string" office:value="85">
            <text:p>8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渡す">
            <text:p>見渡す</text:p>
          </table:table-cell>
          <table:table-cell office:value-type="string" office:value="みわたす">
            <text:p>みわたす</text:p>
          </table:table-cell>
          <table:table-cell office:value-type="string" office:value="look out over">
            <text:p>look out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丘の上から草原を見渡したの。">
            <text:p>丘の上から草原を見渡したの。</text:p>
          </table:table-cell>
          <table:table-cell office:value-type="string" office:value="おか の うえ から そうげん を みわたした の。">
            <text:p>おか の うえ から そうげん を みわたした の。</text:p>
          </table:table-cell>
          <table:table-cell office:value-type="string" office:value="I looked over the meadow from the top of the hill.">
            <text:p>I looked over the meadow from the top of the hi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引き取る">
            <text:p>引き取る</text:p>
          </table:table-cell>
          <table:table-cell office:value-type="string" office:value="ひきとる">
            <text:p>ひきとる</text:p>
          </table:table-cell>
          <table:table-cell office:value-type="string" office:value="take back, take custody">
            <text:p>take back, take custod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息子を引き取ったの。">
            <text:p>彼女は息子を引き取ったの。</text:p>
          </table:table-cell>
          <table:table-cell office:value-type="string" office:value="かのじょ は むすこ を ひきとった の。">
            <text:p>かのじょ は むすこ を ひきとった の。</text:p>
          </table:table-cell>
          <table:table-cell office:value-type="string" office:value="She took custody of her son.">
            <text:p>She took custody of her 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継ぐ">
            <text:p>継ぐ</text:p>
          </table:table-cell>
          <table:table-cell office:value-type="string" office:value="つぐ">
            <text:p>つぐ</text:p>
          </table:table-cell>
          <table:table-cell office:value-type="string" office:value="succeed to, take over">
            <text:p>succeed to, take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父親の店を継いだの。">
            <text:p>彼は父親の店を継いだの。</text:p>
          </table:table-cell>
          <table:table-cell office:value-type="string" office:value="かれ は ちちおや の みせ を ついだ の。">
            <text:p>かれ は ちちおや の みせ を ついだ の。</text:p>
          </table:table-cell>
          <table:table-cell office:value-type="string" office:value="He took over his father's shop.">
            <text:p>He took over his father's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0">
            <text:p>90</text:p>
          </table:table-cell>
          <table:table-cell office:value-type="string" office:value="91">
            <text:p>9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案の定">
            <text:p>案の定</text:p>
          </table:table-cell>
          <table:table-cell office:value-type="string" office:value="あんのじょう">
            <text:p>あんのじょう</text:p>
          </table:table-cell>
          <table:table-cell office:value-type="string" office:value="as expected, sure enough">
            <text:p>as expected, sure enoug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案の定、彼は遅刻したな。">
            <text:p>案の定、彼は遅刻したな。</text:p>
          </table:table-cell>
          <table:table-cell office:value-type="string" office:value="あんのじょう、かれ は ちこく した な。">
            <text:p>あんのじょう、かれ は ちこく した な。</text:p>
          </table:table-cell>
          <table:table-cell office:value-type="string" office:value="Just as I expected, he was late.">
            <text:p>Just as I expected, he was 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腸">
            <text:p>腸</text:p>
          </table:table-cell>
          <table:table-cell office:value-type="string" office:value="ちょう">
            <text:p>ちょう</text:p>
          </table:table-cell>
          <table:table-cell office:value-type="string" office:value="intestines, entrails">
            <text:p>intestines, entrail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腸の手術を受けたの。">
            <text:p>彼は腸の手術を受けたの。</text:p>
          </table:table-cell>
          <table:table-cell office:value-type="string" office:value="かれ は ちょう の しゅじゅつ を うけた の。">
            <text:p>かれ は ちょう の しゅじゅつ を うけた の。</text:p>
          </table:table-cell>
          <table:table-cell office:value-type="string" office:value="He had surgery on his intestines.">
            <text:p>He had surgery on his intesti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肺">
            <text:p>肺</text:p>
          </table:table-cell>
          <table:table-cell office:value-type="string" office:value="はい">
            <text:p>はい</text:p>
          </table:table-cell>
          <table:table-cell office:value-type="string" office:value="lung">
            <text:p>lu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肺の病気にかかったのよ。">
            <text:p>彼は肺の病気にかかったのよ。</text:p>
          </table:table-cell>
          <table:table-cell office:value-type="string" office:value="かれ は はい の びょうき に かかった の よ。">
            <text:p>かれ は はい の びょうき に かかった の よ。</text:p>
          </table:table-cell>
          <table:table-cell office:value-type="string" office:value="He's contracted a lung disease.">
            <text:p>He's contracted a lung dis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6">
            <text:p>96</text:p>
          </table:table-cell>
          <table:table-cell office:value-type="string" office:value="97">
            <text:p>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血管">
            <text:p>血管</text:p>
          </table:table-cell>
          <table:table-cell office:value-type="string" office:value="けっかん">
            <text:p>けっかん</text:p>
          </table:table-cell>
          <table:table-cell office:value-type="string" office:value="blood vessel">
            <text:p>blood vess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年をとると血管が硬くなります。">
            <text:p>年をとると血管が硬くなります。</text:p>
          </table:table-cell>
          <table:table-cell office:value-type="string" office:value="とし を とる と けっかん が かたく なります。">
            <text:p>とし を とる と けっかん が かたく なります。</text:p>
          </table:table-cell>
          <table:table-cell office:value-type="string" office:value="Our blood vessels harden as we get older.">
            <text:p>Our blood vessels harden as we get ol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洪水">
            <text:p>洪水</text:p>
          </table:table-cell>
          <table:table-cell office:value-type="string" office:value="こうずい">
            <text:p>こうずい</text:p>
          </table:table-cell>
          <table:table-cell office:value-type="string" office:value="flood, a shower of (something)">
            <text:p>flood, a shower of (somethin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洪水でたくさんの家が流されたの。">
            <text:p>洪水でたくさんの家が流されたの。</text:p>
          </table:table-cell>
          <table:table-cell office:value-type="string" office:value="こうずい で たくさん の いえ が ながされた の。">
            <text:p>こうずい で たくさん の いえ が ながされた の。</text:p>
          </table:table-cell>
          <table:table-cell office:value-type="string" office:value="Many houses were washed away in the flood.">
            <text:p>Many houses were washed away in the fl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入浴">
            <text:p>入浴</text:p>
          </table:table-cell>
          <table:table-cell office:value-type="string" office:value="にゅうよく">
            <text:p>にゅうよく</text:p>
          </table:table-cell>
          <table:table-cell office:value-type="string" office:value="taking a bath">
            <text:p>taking a bat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毎日寝る前に入浴します。">
            <text:p>私は毎日寝る前に入浴します。</text:p>
          </table:table-cell>
          <table:table-cell office:value-type="string" office:value="わたし は まいにち ねる まえ に にゅうよく します。">
            <text:p>わたし は まいにち ねる まえ に にゅうよく します。</text:p>
          </table:table-cell>
          <table:table-cell office:value-type="string" office:value="I take a bath every day before I go to bed.">
            <text:p>I take a bath every day before I go to 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2">
            <text:p>102</text:p>
          </table:table-cell>
          <table:table-cell office:value-type="string" office:value="103">
            <text:p>10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甘える">
            <text:p>甘える</text:p>
          </table:table-cell>
          <table:table-cell office:value-type="string" office:value="あまえる">
            <text:p>あまえる</text:p>
          </table:table-cell>
          <table:table-cell office:value-type="string" office:value="depend on someone's kindness, demand attention">
            <text:p>depend on someone's kindness, demand attenti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の親切に甘えました。">
            <text:p>彼女の親切に甘えました。</text:p>
          </table:table-cell>
          <table:table-cell office:value-type="string" office:value="かのじょ の しんせつ に あまえました。">
            <text:p>かのじょ の しんせつ に あまえました。</text:p>
          </table:table-cell>
          <table:table-cell office:value-type="string" office:value="I depended on her kindness.">
            <text:p>I depended on her kind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覚え">
            <text:p>覚え</text:p>
          </table:table-cell>
          <table:table-cell office:value-type="string" office:value="おぼえ">
            <text:p>おぼえ</text:p>
          </table:table-cell>
          <table:table-cell office:value-type="string" office:value="memory, learning">
            <text:p>memory, lear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子は覚えが早いね。">
            <text:p>この子は覚えが早いね。</text:p>
          </table:table-cell>
          <table:table-cell office:value-type="string" office:value="この こ は おぼえ が はやい ね。">
            <text:p>この こ は おぼえ が はやい ね。</text:p>
          </table:table-cell>
          <table:table-cell office:value-type="string" office:value="This kid is a fast learner.">
            <text:p>This kid is a fast lear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内心">
            <text:p>内心</text:p>
          </table:table-cell>
          <table:table-cell office:value-type="string" office:value="ないしん">
            <text:p>ないしん</text:p>
          </table:table-cell>
          <table:table-cell office:value-type="string" office:value="on the inside, one's real intention">
            <text:p>on the inside, one's real inten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内心どきどきしていましたよ。">
            <text:p>彼女は内心どきどきしていましたよ。</text:p>
          </table:table-cell>
          <table:table-cell office:value-type="string" office:value="かのじょ は ないしん どきどき して いました よ。">
            <text:p>かのじょ は ないしん どきどき して いました よ。</text:p>
          </table:table-cell>
          <table:table-cell office:value-type="string" office:value="She was nervous on the inside.">
            <text:p>She was nervous on the in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8">
            <text:p>108</text:p>
          </table:table-cell>
          <table:table-cell office:value-type="string" office:value="109">
            <text:p>10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地形">
            <text:p>地形</text:p>
          </table:table-cell>
          <table:table-cell office:value-type="string" office:value="ちけい">
            <text:p>ちけい</text:p>
          </table:table-cell>
          <table:table-cell office:value-type="string" office:value="geographical features, landscape">
            <text:p>geographical features, landsc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なだらかな地形です。">
            <text:p>ここはなだらかな地形です。</text:p>
          </table:table-cell>
          <table:table-cell office:value-type="string" office:value="ここ は なだらかな ちけい です。">
            <text:p>ここ は なだらかな ちけい です。</text:p>
          </table:table-cell>
          <table:table-cell office:value-type="string" office:value="The landscape here is characterized by its gentle slopes.">
            <text:p>The landscape here is characterized by its gentle slop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市街">
            <text:p>市街</text:p>
          </table:table-cell>
          <table:table-cell office:value-type="string" office:value="しがい">
            <text:p>しがい</text:p>
          </table:table-cell>
          <table:table-cell office:value-type="string" office:value="urban area, downtown">
            <text:p>urban area, downt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方の市街は車が渋滞するよ。">
            <text:p>夕方の市街は車が渋滞するよ。</text:p>
          </table:table-cell>
          <table:table-cell office:value-type="string" office:value="ゆうがた の しがい は くるま が じゅうたい する よ。">
            <text:p>ゆうがた の しがい は くるま が じゅうたい する よ。</text:p>
          </table:table-cell>
          <table:table-cell office:value-type="string" office:value="The downtown area gets congested with cars in the late afternoon.">
            <text:p>The downtown area gets congested with cars in the late aftern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追放">
            <text:p>追放</text:p>
          </table:table-cell>
          <table:table-cell office:value-type="string" office:value="ついほう">
            <text:p>ついほう</text:p>
          </table:table-cell>
          <table:table-cell office:value-type="string" office:value="banishment, deportation">
            <text:p>banishment, depor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国外に追放されました。">
            <text:p>彼は国外に追放されました。</text:p>
          </table:table-cell>
          <table:table-cell office:value-type="string" office:value="かれ は こくがい に ついほう されました。">
            <text:p>かれ は こくがい に ついほう されました。</text:p>
          </table:table-cell>
          <table:table-cell office:value-type="string" office:value="He was deported.">
            <text:p>He was depor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4">
            <text:p>114</text:p>
          </table:table-cell>
          <table:table-cell office:value-type="string" office:value="115">
            <text:p>11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華やか">
            <text:p>華やか</text:p>
          </table:table-cell>
          <table:table-cell office:value-type="string" office:value="はなやか">
            <text:p>はなやか</text:p>
          </table:table-cell>
          <table:table-cell office:value-type="string" office:value="gorgeous, colorful">
            <text:p>gorgeous, color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華やかな女性ですね。">
            <text:p>彼女は華やかな女性ですね。</text:p>
          </table:table-cell>
          <table:table-cell office:value-type="string" office:value="かのじょ は はなやかな じょせい です ね。">
            <text:p>かのじょ は はなやかな じょせい です ね。</text:p>
          </table:table-cell>
          <table:table-cell office:value-type="string" office:value="She's a gorgeous woman.">
            <text:p>She's a gorgeous wo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墓地">
            <text:p>墓地</text:p>
          </table:table-cell>
          <table:table-cell office:value-type="string" office:value="ぼち">
            <text:p>ぼち</text:p>
          </table:table-cell>
          <table:table-cell office:value-type="string" office:value="graveyard, cemetery">
            <text:p>graveyard, cemet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寺のとなりに墓地があります。">
            <text:p>寺のとなりに墓地があります。</text:p>
          </table:table-cell>
          <table:table-cell office:value-type="string" office:value="てら の となり に ぼち が あります。">
            <text:p>てら の となり に ぼち が あります。</text:p>
          </table:table-cell>
          <table:table-cell office:value-type="string" office:value="There's a graveyard next to the temple.">
            <text:p>There's a graveyard next to the tem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用">
            <text:p>無用</text:p>
          </table:table-cell>
          <table:table-cell office:value-type="string" office:value="むよう">
            <text:p>むよう</text:p>
          </table:table-cell>
          <table:table-cell office:value-type="string" office:value="useless, no need">
            <text:p>useless, no ne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心配は無用です。">
            <text:p>心配は無用です。</text:p>
          </table:table-cell>
          <table:table-cell office:value-type="string" office:value="しんぱい は むよう です。">
            <text:p>しんぱい は むよう です。</text:p>
          </table:table-cell>
          <table:table-cell office:value-type="string" office:value="There's no need to worry.">
            <text:p>There's no need to wor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0">
            <text:p>120</text:p>
          </table:table-cell>
          <table:table-cell office:value-type="string" office:value="121">
            <text:p>12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催す">
            <text:p>催す</text:p>
          </table:table-cell>
          <table:table-cell office:value-type="string" office:value="もよおす">
            <text:p>もよおす</text:p>
          </table:table-cell>
          <table:table-cell office:value-type="string" office:value="feel, experience">
            <text:p>feel, experien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静かな音楽で眠気を催したよ。">
            <text:p>静かな音楽で眠気を催したよ。</text:p>
          </table:table-cell>
          <table:table-cell office:value-type="string" office:value="しずかな おんがく で ねむけ を もよおした よ。">
            <text:p>しずかな おんがく で ねむけ を もよおした よ。</text:p>
          </table:table-cell>
          <table:table-cell office:value-type="string" office:value="Listening to the quiet music made me feel sleepy.">
            <text:p>Listening to the quiet music made me feel slee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家">
            <text:p>大家</text:p>
          </table:table-cell>
          <table:table-cell office:value-type="string" office:value="おおや">
            <text:p>おおや</text:p>
          </table:table-cell>
          <table:table-cell office:value-type="string" office:value="landlord">
            <text:p>landl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の大家は近くに住んでいますよ。">
            <text:p>ここの大家は近くに住んでいますよ。</text:p>
          </table:table-cell>
          <table:table-cell office:value-type="string" office:value="ここ の おおや は ちかく に すんで います よ。">
            <text:p>ここ の おおや は ちかく に すんで います よ。</text:p>
          </table:table-cell>
          <table:table-cell office:value-type="string" office:value="The landlord of this place lives near here.">
            <text:p>The landlord of this place lives near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の丸">
            <text:p>日の丸</text:p>
          </table:table-cell>
          <table:table-cell office:value-type="string" office:value="ひのまる">
            <text:p>ひのまる</text:p>
          </table:table-cell>
          <table:table-cell office:value-type="string" office:value="Japanese flag">
            <text:p>Japanese fla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国旗は日の丸と呼ばれています。">
            <text:p>日本の国旗は日の丸と呼ばれています。</text:p>
          </table:table-cell>
          <table:table-cell office:value-type="string" office:value="にっぽん の こっき は ひのまる と よばれて います。">
            <text:p>にっぽん の こっき は ひのまる と よばれて います。</text:p>
          </table:table-cell>
          <table:table-cell office:value-type="string" office:value="The national flag of Japan is known as &quot;Hinomaru.&quot;">
            <text:p>The national flag of Japan is known as "Hinomaru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6">
            <text:p>126</text:p>
          </table:table-cell>
          <table:table-cell office:value-type="string" office:value="127">
            <text:p>12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採算">
            <text:p>採算</text:p>
          </table:table-cell>
          <table:table-cell office:value-type="string" office:value="さいさん">
            <text:p>さいさん</text:p>
          </table:table-cell>
          <table:table-cell office:value-type="string" office:value="profitability">
            <text:p>profit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ストがこんなに高くては採算が取れません。">
            <text:p>コストがこんなに高くては採算が取れません。</text:p>
          </table:table-cell>
          <table:table-cell office:value-type="string" office:value="コスト が こんな に たかくて は さいさん が とれません。">
            <text:p>コスト が こんな に たかくて は さいさん が とれません。</text:p>
          </table:table-cell>
          <table:table-cell office:value-type="string" office:value="With such high costs, we won't be able to make any profit.">
            <text:p>With such high costs, we won't be able to make any prof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着陸">
            <text:p>着陸</text:p>
          </table:table-cell>
          <table:table-cell office:value-type="string" office:value="ちゃくりく">
            <text:p>ちゃくりく</text:p>
          </table:table-cell>
          <table:table-cell office:value-type="string" office:value="landing">
            <text:p>lan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飛行機が無事着陸したわね。">
            <text:p>飛行機が無事着陸したわね。</text:p>
          </table:table-cell>
          <table:table-cell office:value-type="string" office:value="ひこうき が ぶじ ちゃくりく した わ ね。">
            <text:p>ひこうき が ぶじ ちゃくりく した わ ね。</text:p>
          </table:table-cell>
          <table:table-cell office:value-type="string" office:value="The airplane has landed safely.">
            <text:p>The airplane has landed saf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名付ける">
            <text:p>名付ける</text:p>
          </table:table-cell>
          <table:table-cell office:value-type="string" office:value="なづける">
            <text:p>なづける</text:p>
          </table:table-cell>
          <table:table-cell office:value-type="string" office:value="name, give a name to">
            <text:p>name, give a name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猫にトラと名付けました。">
            <text:p>子猫にトラと名付けました。</text:p>
          </table:table-cell>
          <table:table-cell office:value-type="string" office:value="こ ねこ に トラ と なづけました。">
            <text:p>こ ねこ に トラ と なづけました。</text:p>
          </table:table-cell>
          <table:table-cell office:value-type="string" office:value="I named the kitten &quot;Tora.&quot;">
            <text:p>I named the kitten "Tora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2">
            <text:p>132</text:p>
          </table:table-cell>
          <table:table-cell office:value-type="string" office:value="133">
            <text:p>13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言">
            <text:p>無言</text:p>
          </table:table-cell>
          <table:table-cell office:value-type="string" office:value="むごん">
            <text:p>むごん</text:p>
          </table:table-cell>
          <table:table-cell office:value-type="string" office:value="silence, being speechless">
            <text:p>silence, being speechl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一日中無言だったな。">
            <text:p>彼は一日中無言だったな。</text:p>
          </table:table-cell>
          <table:table-cell office:value-type="string" office:value="かれ は いちにち じゅう むごん だった な。">
            <text:p>かれ は いちにち じゅう むごん だった な。</text:p>
          </table:table-cell>
          <table:table-cell office:value-type="string" office:value="He was silent all day long.">
            <text:p>He was silent all day l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染める">
            <text:p>染める</text:p>
          </table:table-cell>
          <table:table-cell office:value-type="string" office:value="そめる">
            <text:p>そめる</text:p>
          </table:table-cell>
          <table:table-cell office:value-type="string" office:value="dye (something)">
            <text:p>dye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髪を赤に染めてみた。">
            <text:p>髪を赤に染めてみた。</text:p>
          </table:table-cell>
          <table:table-cell office:value-type="string" office:value="かみ を あか に そめて みた。">
            <text:p>かみ を あか に そめて みた。</text:p>
          </table:table-cell>
          <table:table-cell office:value-type="string" office:value="I dyed my hair red.">
            <text:p>I dyed my hair 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未定">
            <text:p>未定</text:p>
          </table:table-cell>
          <table:table-cell office:value-type="string" office:value="みてい">
            <text:p>みてい</text:p>
          </table:table-cell>
          <table:table-cell office:value-type="string" office:value="state of being undecided">
            <text:p>state of being undecid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件の担当者は未定です。">
            <text:p>この件の担当者は未定です。</text:p>
          </table:table-cell>
          <table:table-cell office:value-type="string" office:value="この けん の たんとう しゃ は みてい です。">
            <text:p>この けん の たんとう しゃ は みてい です。</text:p>
          </table:table-cell>
          <table:table-cell office:value-type="string" office:value="We haven't decided on who's going to be in charge of this matter.">
            <text:p>We haven't decided on who's going to be in charge of this ma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8">
            <text:p>138</text:p>
          </table:table-cell>
          <table:table-cell office:value-type="string" office:value="139">
            <text:p>13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出世">
            <text:p>出世</text:p>
          </table:table-cell>
          <table:table-cell office:value-type="string" office:value="しゅっせ">
            <text:p>しゅっせ</text:p>
          </table:table-cell>
          <table:table-cell office:value-type="string" office:value="social success in life, promotion">
            <text:p>social success in life, promo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出世するタイプだな。">
            <text:p>彼は出世するタイプだな。</text:p>
          </table:table-cell>
          <table:table-cell office:value-type="string" office:value="かれ は しゅっせ する タイプ だ な。">
            <text:p>かれ は しゅっせ する タイプ だ な。</text:p>
          </table:table-cell>
          <table:table-cell office:value-type="string" office:value="He's a type of person who is likely to be socially successful.">
            <text:p>He's a type of person who is likely to be socially success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送金">
            <text:p>送金</text:p>
          </table:table-cell>
          <table:table-cell office:value-type="string" office:value="そうきん">
            <text:p>そうきん</text:p>
          </table:table-cell>
          <table:table-cell office:value-type="string" office:value="money transfer, sending money">
            <text:p>money transfer, sending mone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取引先への送金を済ませました。">
            <text:p>取引先への送金を済ませました。</text:p>
          </table:table-cell>
          <table:table-cell office:value-type="string" office:value="とりひき さき へ の そうきん を すませました。">
            <text:p>とりひき さき へ の そうきん を すませました。</text:p>
          </table:table-cell>
          <table:table-cell office:value-type="string" office:value="I've sent the money to our client.">
            <text:p>I've sent the money to our cli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申し出る">
            <text:p>申し出る</text:p>
          </table:table-cell>
          <table:table-cell office:value-type="string" office:value="もうしでる">
            <text:p>もうしでる</text:p>
          </table:table-cell>
          <table:table-cell office:value-type="string" office:value="offer, propose">
            <text:p>offer, propo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プロジェクトへの参加を申し出たよ。">
            <text:p>彼はプロジェクトへの参加を申し出たよ。</text:p>
          </table:table-cell>
          <table:table-cell office:value-type="string" office:value="かれ は プロジェクト へ の さんか を もうしでた よ。">
            <text:p>かれ は プロジェクト へ の さんか を もうしでた よ。</text:p>
          </table:table-cell>
          <table:table-cell office:value-type="string" office:value="He offered to join us in the project.">
            <text:p>He offered to join us in the proj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4">
            <text:p>144</text:p>
          </table:table-cell>
          <table:table-cell office:value-type="string" office:value="145">
            <text:p>14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過ち">
            <text:p>過ち</text:p>
          </table:table-cell>
          <table:table-cell office:value-type="string" office:value="あやまち">
            <text:p>あやまち</text:p>
          </table:table-cell>
          <table:table-cell office:value-type="string" office:value="fault, mistake">
            <text:p>fault, mist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同じ過ちを繰り返さないことだ。">
            <text:p>同じ過ちを繰り返さないことだ。</text:p>
          </table:table-cell>
          <table:table-cell office:value-type="string" office:value="おなじ あやまち を くりかえさない こと だ。">
            <text:p>おなじ あやまち を くりかえさない こと だ。</text:p>
          </table:table-cell>
          <table:table-cell office:value-type="string" office:value="Do not repeat the same mistake.">
            <text:p>Do not repeat the same mis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行進">
            <text:p>行進</text:p>
          </table:table-cell>
          <table:table-cell office:value-type="string" office:value="こうしん">
            <text:p>こうしん</text:p>
          </table:table-cell>
          <table:table-cell office:value-type="string" office:value="march, parade">
            <text:p>march, para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開会式で選手たちが行進しました。">
            <text:p>開会式で選手たちが行進しました。</text:p>
          </table:table-cell>
          <table:table-cell office:value-type="string" office:value="かいかい しき で せんしゅ たち が こうしん しました。">
            <text:p>かいかい しき で せんしゅ たち が こうしん しました。</text:p>
          </table:table-cell>
          <table:table-cell office:value-type="string" office:value="The athletes marched in the opening ceremony.">
            <text:p>The athletes marched in the opening cerem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定食">
            <text:p>定食</text:p>
          </table:table-cell>
          <table:table-cell office:value-type="string" office:value="ていしょく">
            <text:p>ていしょく</text:p>
          </table:table-cell>
          <table:table-cell office:value-type="string" office:value="set meal">
            <text:p>set me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昼の定食は3種類あります。">
            <text:p>昼の定食は3種類あります。</text:p>
          </table:table-cell>
          <table:table-cell office:value-type="string" office:value="ひる の ていしょく は 3 しゅるい あります。">
            <text:p>ひる の ていしょく は 3 しゅるい あります。</text:p>
          </table:table-cell>
          <table:table-cell office:value-type="string" office:value="There are three kinds of set lunch.">
            <text:p>There are three kinds of set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0">
            <text:p>150</text:p>
          </table:table-cell>
          <table:table-cell office:value-type="string" office:value="151">
            <text:p>15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目下">
            <text:p>目下</text:p>
          </table:table-cell>
          <table:table-cell office:value-type="string" office:value="もっか">
            <text:p>もっか</text:p>
          </table:table-cell>
          <table:table-cell office:value-type="string" office:value="now, at present">
            <text:p>now, at pres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息子は目下勉強中です。">
            <text:p>息子は目下勉強中です。</text:p>
          </table:table-cell>
          <table:table-cell office:value-type="string" office:value="むすこ は もっか べんきょう ちゅう です。">
            <text:p>むすこ は もっか べんきょう ちゅう です。</text:p>
          </table:table-cell>
          <table:table-cell office:value-type="string" office:value="My son is studying right now.">
            <text:p>My son is studying righ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操縦">
            <text:p>操縦</text:p>
          </table:table-cell>
          <table:table-cell office:value-type="string" office:value="そうじゅう">
            <text:p>そうじゅう</text:p>
          </table:table-cell>
          <table:table-cell office:value-type="string" office:value="steering, operating (a vehicle etc.)">
            <text:p>steering, operating (a vehicle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ボートは操縦が簡単です。">
            <text:p>このボートは操縦が簡単です。</text:p>
          </table:table-cell>
          <table:table-cell office:value-type="string" office:value="この ボート は そうじゅう が かんたん です。">
            <text:p>この ボート は そうじゅう が かんたん です。</text:p>
          </table:table-cell>
          <table:table-cell office:value-type="string" office:value="This boat is easy to operate.">
            <text:p>This boat is easy to oper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快い">
            <text:p>快い</text:p>
          </table:table-cell>
          <table:table-cell office:value-type="string" office:value="こころよい">
            <text:p>こころよい</text:p>
          </table:table-cell>
          <table:table-cell office:value-type="string" office:value="comfortable, willing">
            <text:p>comfortable, will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快い眠りに就いています。">
            <text:p>彼女は快い眠りに就いています。</text:p>
          </table:table-cell>
          <table:table-cell office:value-type="string" office:value="かのじょ は こころよい ねむり に ついています 。">
            <text:p>かのじょ は こころよい ねむり に ついています 。</text:p>
          </table:table-cell>
          <table:table-cell office:value-type="string" office:value="She is sleeping comfortably.">
            <text:p>She is sleeping comfortab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6">
            <text:p>156</text:p>
          </table:table-cell>
          <table:table-cell office:value-type="string" office:value="157">
            <text:p>15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運送">
            <text:p>運送</text:p>
          </table:table-cell>
          <table:table-cell office:value-type="string" office:value="うんそう">
            <text:p>うんそう</text:p>
          </table:table-cell>
          <table:table-cell office:value-type="string" office:value="shipping, transportation">
            <text:p>shipping, transpor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運送会社に勤めているの。">
            <text:p>彼は運送会社に勤めているの。</text:p>
          </table:table-cell>
          <table:table-cell office:value-type="string" office:value="かれ は うんそう がいしゃ に つとめて いる の。">
            <text:p>かれ は うんそう がいしゃ に つとめて いる の。</text:p>
          </table:table-cell>
          <table:table-cell office:value-type="string" office:value="He works for a transportation company.">
            <text:p>He works for a transportation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緩やか">
            <text:p>緩やか</text:p>
          </table:table-cell>
          <table:table-cell office:value-type="string" office:value="ゆるやか">
            <text:p>ゆるやか</text:p>
          </table:table-cell>
          <table:table-cell office:value-type="string" office:value="loose, gentle">
            <text:p>loose, gent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こから先は緩やかな坂になっています。">
            <text:p>ここから先は緩やかな坂になっています。</text:p>
          </table:table-cell>
          <table:table-cell office:value-type="string" office:value="ここ から さき は ゆるやかな さか に なって います。">
            <text:p>ここ から さき は ゆるやかな さか に なって います。</text:p>
          </table:table-cell>
          <table:table-cell office:value-type="string" office:value="There's a gentle slope ahead.">
            <text:p>There's a gentle slope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多忙">
            <text:p>多忙</text:p>
          </table:table-cell>
          <table:table-cell office:value-type="string" office:value="たぼう">
            <text:p>たぼう</text:p>
          </table:table-cell>
          <table:table-cell office:value-type="string" office:value="busy">
            <text:p>bus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多忙な人です。">
            <text:p>彼女は多忙な人です。</text:p>
          </table:table-cell>
          <table:table-cell office:value-type="string" office:value="かのじょ は たぼうな ひと です。">
            <text:p>かのじょ は たぼうな ひと です。</text:p>
          </table:table-cell>
          <table:table-cell office:value-type="string" office:value="She's a busy person.">
            <text:p>She's a busy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2">
            <text:p>162</text:p>
          </table:table-cell>
          <table:table-cell office:value-type="string" office:value="163">
            <text:p>16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内臓">
            <text:p>内臓</text:p>
          </table:table-cell>
          <table:table-cell office:value-type="string" office:value="ないぞう">
            <text:p>ないぞう</text:p>
          </table:table-cell>
          <table:table-cell office:value-type="string" office:value="internal organs">
            <text:p>internal orga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週、内臓を検査します。">
            <text:p>来週、内臓を検査します。</text:p>
          </table:table-cell>
          <table:table-cell office:value-type="string" office:value="らいしゅう、ないぞう を けんさ します。">
            <text:p>らいしゅう、ないぞう を けんさ します。</text:p>
          </table:table-cell>
          <table:table-cell office:value-type="string" office:value="I'll have an internal medical examination next week.">
            <text:p>I'll have an internal medical examination nex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メロディー">
            <text:p>メロディー</text:p>
          </table:table-cell>
          <table:table-cell office:value-type="string" office:value="メロディー">
            <text:p>メロディー</text:p>
          </table:table-cell>
          <table:table-cell office:value-type="string" office:value="melody">
            <text:p>mel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メロディーは聞いたことがある。">
            <text:p>このメロディーは聞いたことがある。</text:p>
          </table:table-cell>
          <table:table-cell office:value-type="string" office:value="この メロディー は きいた こと が ある。">
            <text:p>この メロディー は きいた こと が ある。</text:p>
          </table:table-cell>
          <table:table-cell office:value-type="string" office:value="I've heard this melody before.">
            <text:p>I've heard this melody bef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受かる">
            <text:p>受かる</text:p>
          </table:table-cell>
          <table:table-cell office:value-type="string" office:value="うかる">
            <text:p>うかる</text:p>
          </table:table-cell>
          <table:table-cell office:value-type="string" office:value="pass (an exam)">
            <text:p>pass (an exam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第一志望の大学に受かりました。">
            <text:p>第一志望の大学に受かりました。</text:p>
          </table:table-cell>
          <table:table-cell office:value-type="string" office:value="だいいち しぼう の だいがく に うかりました。">
            <text:p>だいいち しぼう の だいがく に うかりました。</text:p>
          </table:table-cell>
          <table:table-cell office:value-type="string" office:value="I passed the entrance exam to the university of my first choice.">
            <text:p>I passed the entrance exam to the university of my first cho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8">
            <text:p>168</text:p>
          </table:table-cell>
          <table:table-cell office:value-type="string" office:value="169">
            <text:p>16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済ます">
            <text:p>済ます</text:p>
          </table:table-cell>
          <table:table-cell office:value-type="string" office:value="すます">
            <text:p>すます</text:p>
          </table:table-cell>
          <table:table-cell office:value-type="string" office:value="finish (something), make do">
            <text:p>finish (something), make d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忙しい時は、昼食なしで済ますことが多い。">
            <text:p>忙しい時は、昼食なしで済ますことが多い。</text:p>
          </table:table-cell>
          <table:table-cell office:value-type="string" office:value="いそがしい とき は、 ちゅうしょく なし で すます こと が おおい。">
            <text:p>いそがしい とき は、 ちゅうしょく なし で すます こと が おおい。</text:p>
          </table:table-cell>
          <table:table-cell office:value-type="string" office:value="I often make do without lunch when I'm busy.">
            <text:p>I often make do without lunch when I'm bu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出血">
            <text:p>出血</text:p>
          </table:table-cell>
          <table:table-cell office:value-type="string" office:value="しゅっけつ">
            <text:p>しゅっけつ</text:p>
          </table:table-cell>
          <table:table-cell office:value-type="string" office:value="bleeding">
            <text:p>blee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出血がひどいので、医者に行ったほうがいい。">
            <text:p>出血がひどいので、医者に行ったほうがいい。</text:p>
          </table:table-cell>
          <table:table-cell office:value-type="string" office:value="しゅっけつ が ひどい ので、いしゃ に いった ほう が いい。">
            <text:p>しゅっけつ が ひどい ので、いしゃ に いった ほう が いい。</text:p>
          </table:table-cell>
          <table:table-cell office:value-type="string" office:value="You're bleeding badly so you should go see a doctor.">
            <text:p>You're bleeding badly so you should go see a doc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着席">
            <text:p>着席</text:p>
          </table:table-cell>
          <table:table-cell office:value-type="string" office:value="ちゃくせき">
            <text:p>ちゃくせき</text:p>
          </table:table-cell>
          <table:table-cell office:value-type="string" office:value="taking a seat">
            <text:p>taking a sea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みなさん、着席してください。">
            <text:p>みなさん、着席してください。</text:p>
          </table:table-cell>
          <table:table-cell office:value-type="string" office:value="みなさん、ちゃくせき して ください。">
            <text:p>みなさん、ちゃくせき して ください。</text:p>
          </table:table-cell>
          <table:table-cell office:value-type="string" office:value="Everyone, please take your seats.">
            <text:p>Everyone, please take your sea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4">
            <text:p>174</text:p>
          </table:table-cell>
          <table:table-cell office:value-type="string" office:value="175">
            <text:p>17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はるか">
            <text:p>はるか</text:p>
          </table:table-cell>
          <table:table-cell office:value-type="string" office:value="はるか">
            <text:p>はるか</text:p>
          </table:table-cell>
          <table:table-cell office:value-type="string" office:value="faraway, remote">
            <text:p>faraway, remo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はるか向こうに目的地が見えてきた。">
            <text:p>はるか向こうに目的地が見えてきた。</text:p>
          </table:table-cell>
          <table:table-cell office:value-type="string" office:value="はるか むこう に もくてき ち が みえて きた。">
            <text:p>はるか むこう に もくてき ち が みえて きた。</text:p>
          </table:table-cell>
          <table:table-cell office:value-type="string" office:value="Our destination has come into view far in the distance.">
            <text:p>Our destination has come into view far in the di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明瞭">
            <text:p>明瞭</text:p>
          </table:table-cell>
          <table:table-cell office:value-type="string" office:value="めいりょう">
            <text:p>めいりょう</text:p>
          </table:table-cell>
          <table:table-cell office:value-type="string" office:value="clear, plain">
            <text:p>clear, plai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話し方が明瞭ね。">
            <text:p>彼は話し方が明瞭ね。</text:p>
          </table:table-cell>
          <table:table-cell office:value-type="string" office:value="かれ は はなしかた が めいりょう ね。">
            <text:p>かれ は はなしかた が めいりょう ね。</text:p>
          </table:table-cell>
          <table:table-cell office:value-type="string" office:value="He speaks clearly.">
            <text:p>He speaks clear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バット">
            <text:p>バット</text:p>
          </table:table-cell>
          <table:table-cell office:value-type="string" office:value="バット">
            <text:p>バット</text:p>
          </table:table-cell>
          <table:table-cell office:value-type="string" office:value="bat">
            <text:p>b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バットは金属でできています。">
            <text:p>このバットは金属でできています。</text:p>
          </table:table-cell>
          <table:table-cell office:value-type="string" office:value="この バット は きんぞく で できています 。">
            <text:p>この バット は きんぞく で できています 。</text:p>
          </table:table-cell>
          <table:table-cell office:value-type="string" office:value="This bat is made of metal.">
            <text:p>This bat is made of me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0">
            <text:p>180</text:p>
          </table:table-cell>
          <table:table-cell office:value-type="string" office:value="181">
            <text:p>18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叫び">
            <text:p>叫び</text:p>
          </table:table-cell>
          <table:table-cell office:value-type="string" office:value="さけび">
            <text:p>さけび</text:p>
          </table:table-cell>
          <table:table-cell office:value-type="string" office:value="shout, loud cry">
            <text:p>shout, loud c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心の叫びに誰も気付かなかったよ。">
            <text:p>彼女の心の叫びに誰も気付かなかったよ。</text:p>
          </table:table-cell>
          <table:table-cell office:value-type="string" office:value="かのじょ の こころ の さけび に だれ も きづかなかった よ。">
            <text:p>かのじょ の こころ の さけび に だれ も きづかなかった よ。</text:p>
          </table:table-cell>
          <table:table-cell office:value-type="string" office:value="No one noticed her cry from the heart.">
            <text:p>No one noticed her cry from the he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面">
            <text:p>一面</text:p>
          </table:table-cell>
          <table:table-cell office:value-type="string" office:value="いちめん">
            <text:p>いちめん</text:p>
          </table:table-cell>
          <table:table-cell office:value-type="string" office:value="whole surface">
            <text:p>whole sur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外は一面の雪景色だったね。">
            <text:p>外は一面の雪景色だったね。</text:p>
          </table:table-cell>
          <table:table-cell office:value-type="string" office:value="そと は いちめん の ゆきげしき だった ね。">
            <text:p>そと は いちめん の ゆきげしき だった ね。</text:p>
          </table:table-cell>
          <table:table-cell office:value-type="string" office:value="The whole surface was covered with snow outside.">
            <text:p>The whole surface was covered with snow out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付録">
            <text:p>付録</text:p>
          </table:table-cell>
          <table:table-cell office:value-type="string" office:value="ふろく">
            <text:p>ふろく</text:p>
          </table:table-cell>
          <table:table-cell office:value-type="string" office:value="appendix, supplement">
            <text:p>appendix, supple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月の付録はアニメのDVDです。">
            <text:p>今月の付録はアニメのDVDです。</text:p>
          </table:table-cell>
          <table:table-cell office:value-type="string" office:value="こんげつ の ふろく は アニメ の DVD です。">
            <text:p>こんげつ の ふろく は アニメ の DVD です。</text:p>
          </table:table-cell>
          <table:table-cell office:value-type="string" office:value="The supplement gift this month is an anime DVD.">
            <text:p>The supplement gift this month is an anime DV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6">
            <text:p>186</text:p>
          </table:table-cell>
          <table:table-cell office:value-type="string" office:value="187">
            <text:p>18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押さえる">
            <text:p>押さえる</text:p>
          </table:table-cell>
          <table:table-cell office:value-type="string" office:value="おさえる">
            <text:p>おさえる</text:p>
          </table:table-cell>
          <table:table-cell office:value-type="string" office:value="hold down">
            <text:p>hold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ドアを押さえてください。">
            <text:p>ドアを押さえてください。</text:p>
          </table:table-cell>
          <table:table-cell office:value-type="string" office:value="ドア を おさえて ください。">
            <text:p>ドア を おさえて ください。</text:p>
          </table:table-cell>
          <table:table-cell office:value-type="string" office:value="Please hold the door.">
            <text:p>Please hold th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万年筆">
            <text:p>万年筆</text:p>
          </table:table-cell>
          <table:table-cell office:value-type="string" office:value="まんねんひつ">
            <text:p>まんねんひつ</text:p>
          </table:table-cell>
          <table:table-cell office:value-type="string" office:value="fountain pen">
            <text:p>fountain p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に万年筆をプレゼントしました。">
            <text:p>父に万年筆をプレゼントしました。</text:p>
          </table:table-cell>
          <table:table-cell office:value-type="string" office:value="ちち に まんねんひつ を プレゼント しました。">
            <text:p>ちち に まんねんひつ を プレゼント しました。</text:p>
          </table:table-cell>
          <table:table-cell office:value-type="string" office:value="I gave my father a fountain pen.">
            <text:p>I gave my father a fountain p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固有">
            <text:p>固有</text:p>
          </table:table-cell>
          <table:table-cell office:value-type="string" office:value="こゆう">
            <text:p>こゆう</text:p>
          </table:table-cell>
          <table:table-cell office:value-type="string" office:value="indigenousness, inherence">
            <text:p>indigenousness, inh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日本固有の鳥です。">
            <text:p>これは日本固有の鳥です。</text:p>
          </table:table-cell>
          <table:table-cell office:value-type="string" office:value="これ は にほん こゆう の とり です。">
            <text:p>これ は にほん こゆう の とり です。</text:p>
          </table:table-cell>
          <table:table-cell office:value-type="string" office:value="This bird is indigenous to Japan.">
            <text:p>This bird is indigenous to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2">
            <text:p>192</text:p>
          </table:table-cell>
          <table:table-cell office:value-type="string" office:value="193">
            <text:p>1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ビデオテープ">
            <text:p>ビデオテープ</text:p>
          </table:table-cell>
          <table:table-cell office:value-type="string" office:value="ビデオテープ">
            <text:p>ビデオテープ</text:p>
          </table:table-cell>
          <table:table-cell office:value-type="string" office:value="videotape">
            <text:p>videot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ビデオテープを30本持っています。">
            <text:p>私はビデオテープを30本持っています。</text:p>
          </table:table-cell>
          <table:table-cell office:value-type="string" office:value="わたし は ビデオテープ を 30 ぽん もって います。">
            <text:p>わたし は ビデオテープ を 30 ぽん もって います。</text:p>
          </table:table-cell>
          <table:table-cell office:value-type="string" office:value="I have 30 videotapes.">
            <text:p>I have 30 videotap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り扱う">
            <text:p>取り扱う</text:p>
          </table:table-cell>
          <table:table-cell office:value-type="string" office:value="とりあつかう">
            <text:p>とりあつかう</text:p>
          </table:table-cell>
          <table:table-cell office:value-type="string" office:value="handle, sell">
            <text:p>handle, sel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当店ではお酒を取り扱っておりません。">
            <text:p>当店ではお酒を取り扱っておりません。</text:p>
          </table:table-cell>
          <table:table-cell office:value-type="string" office:value="とうてん で は おさけ を とりあつかって おりません。">
            <text:p>とうてん で は おさけ を とりあつかって おりません。</text:p>
          </table:table-cell>
          <table:table-cell office:value-type="string" office:value="We don't sell alcohol in this store.">
            <text:p>We don't sell alcohol in this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添える">
            <text:p>添える</text:p>
          </table:table-cell>
          <table:table-cell office:value-type="string" office:value="そえる">
            <text:p>そえる</text:p>
          </table:table-cell>
          <table:table-cell office:value-type="string" office:value="add, attach">
            <text:p>add, atta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贈り物に手書きのカードを添えました。">
            <text:p>贈り物に手書きのカードを添えました。</text:p>
          </table:table-cell>
          <table:table-cell office:value-type="string" office:value="おくりもの に てがき の カード を そえました。">
            <text:p>おくりもの に てがき の カード を そえました。</text:p>
          </table:table-cell>
          <table:table-cell office:value-type="string" office:value="I attached a hand-written card to the gift.">
            <text:p>I attached a hand-written card to the gi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8">
            <text:p>198</text:p>
          </table:table-cell>
          <table:table-cell office:value-type="string" office:value="199">
            <text:p>19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衰える">
            <text:p>衰える</text:p>
          </table:table-cell>
          <table:table-cell office:value-type="string" office:value="おとろえる">
            <text:p>おとろえる</text:p>
          </table:table-cell>
          <table:table-cell office:value-type="string" office:value="weaken, decline">
            <text:p>weaken, decl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年と共に体力が衰えています。">
            <text:p>年と共に体力が衰えています。</text:p>
          </table:table-cell>
          <table:table-cell office:value-type="string" office:value="とし と ともに たいりょく が おとろえて います。">
            <text:p>とし と ともに たいりょく が おとろえて います。</text:p>
          </table:table-cell>
          <table:table-cell office:value-type="string" office:value="I'm losing my physical strength as I'm getting older.">
            <text:p>I'm losing my physical strength as I'm getting ol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衰える">
            <text:p>衰える</text:p>
          </table:table-cell>
          <table:table-cell office:value-type="string" office:value="おとろえる">
            <text:p>おとろえる</text:p>
          </table:table-cell>
          <table:table-cell office:value-type="string" office:value="weaken, decline">
            <text:p>weaken, decl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年と共に体力が衰えています。">
            <text:p>年と共に体力が衰えています。</text:p>
          </table:table-cell>
          <table:table-cell office:value-type="string" office:value="とし と ともに たいりょく が おとろえて います。">
            <text:p>とし と ともに たいりょく が おとろえて います。</text:p>
          </table:table-cell>
          <table:table-cell office:value-type="string" office:value="I'm losing my physical strength as I'm getting older.">
            <text:p>I'm losing my physical strength as I'm getting ol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